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upListener.mouseRelea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Listener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Listener.mouseClick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Listener.checkPopup( Mous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pupListener.PopupListener( JPopupMenu popupMen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